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C720000070432CA84D7937CC0D1.png" manifest:media-type="image/png"/>
  <manifest:file-entry manifest:full-path="Pictures/1000020100000B360000049E2578C4C134A382B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, 'Arial Unicode MS'" style:font-charset="x-symbol"/>
    <style:font-face style:name="Lohit Devanagari" svg:font-family="'Lohit Devanagari'"/>
    <style:font-face style:name="Sarabun" svg:font-family="Sarabun, 'Avenir Book'"/>
    <style:font-face style:name="Liberation Mono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Lohit Devanagari1" svg:font-family="'Lohit Devanagari'" style:font-pitch="variable"/>
    <style:font-face style:name="Noto Sans CJK SC1" svg:font-family="'Noto Sans CJK SC'" style:font-pitch="variable"/>
    <style:font-face style:name="Noto Serif CJK SC" svg:font-family="'Noto Serif CJK SC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fo:min-height="5.84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0.16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3.94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20.959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4.19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7.14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3.17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8.927cm"/>
      <style:paragraph-properties style:writing-mode="lr-tb"/>
    </style:style>
    <style:style style:name="P1" style:family="paragraph">
      <style:paragraph-properties fo:text-align="center"/>
      <style:text-properties fo:font-size="48pt"/>
    </style:style>
    <style:style style:name="P2" style:family="paragraph">
      <loext:graphic-properties draw:fill="none" draw:fill-color="#ffffff"/>
      <style:paragraph-properties fo:text-align="center"/>
      <style:text-properties fo:font-size="48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loext:graphic-properties draw:fill="none" draw:fill-color="#ffffff"/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36pt" style:font-size-asian="36pt" style:font-size-complex="36pt"/>
    </style:style>
    <style:style style:name="P6" style:family="paragraph">
      <loext:graphic-properties draw:fill="none" draw:fill-color="#ffffff"/>
      <style:paragraph-properties fo:text-align="center"/>
      <style:text-properties fo:font-size="36pt" style:font-size-asian="36pt" style:font-size-complex="36pt"/>
    </style:style>
    <style:style style:name="P7" style:family="paragraph">
      <style:paragraph-properties fo:text-align="center"/>
    </style:style>
    <style:style style:name="P8" style:family="paragraph">
      <style:text-properties fo:color="#0e1422" style:font-name="Sarabun" style:font-name-complex="Sarabun"/>
    </style:style>
    <style:style style:name="P9" style:family="paragraph">
      <style:text-properties fo:color="#0e1422" style:font-name="Sarabun" fo:font-size="24pt" style:font-size-asian="24pt" style:font-name-complex="Sarabun" style:font-size-complex="24pt"/>
    </style:style>
    <style:style style:name="P10" style:family="paragraph">
      <style:paragraph-properties fo:margin-left="0cm" fo:margin-right="0cm" fo:margin-top="0cm" fo:margin-bottom="0cm" fo:line-height="100%" fo:text-indent="0cm"/>
      <style:text-properties fo:color="#0e1422" style:font-name="Sarabun" fo:font-size="24pt" style:font-size-asian="24pt" style:font-name-complex="Sarabun" style:font-size-complex="24pt"/>
    </style:style>
    <style:style style:name="P11" style:family="paragraph">
      <loext:graphic-properties draw:fill="none" draw:fill-color="#ffffff"/>
      <style:text-properties fo:color="#0e1422" style:font-name="Sarabun" fo:font-size="24pt" style:font-size-asian="24pt" style:font-name-complex="Sarabun" style:font-size-complex="24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ohit Devanagari2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e1422" style:font-name="Sarabun" fo:font-size="24pt" style:font-size-asian="24pt" style:font-name-complex="Sarabun" style:font-size-complex="24pt"/>
    </style:style>
    <style:style style:name="T6" style:family="text">
      <style:text-properties fo:color="#0e1422" style:font-name="Sarabun" fo:font-size="24pt" style:font-size-asian="24pt" style:font-name-complex="Sarabun" style:font-size-complex="14pt"/>
    </style:style>
    <style:style style:name="T7" style:family="text">
      <style:text-properties fo:color="#0e1422" style:font-name="Sarabun" fo:font-size="24pt" style:font-size-asian="24pt" style:font-name-complex="Sarabun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3.208cm" svg:height="6.096cm" svg:x="3.286cm" svg:y="5.699cm">
          <draw:text-box>
            <text:p text:style-name="P1">Demo <text:span text:style-name="T1">展示</text:span></text:p>
          </draw:text-box>
        </draw:frame>
        <draw:frame draw:style-name="gr2" draw:text-style-name="P4" draw:layer="layout" svg:width="15.24cm" svg:height="10.414cm" svg:x="2.778cm" svg:y="16.875cm">
          <draw:text-box>
            <text:p text:style-name="P3"><text:span text:style-name="T2">1</text:span><text:span text:style-name="T2"> </text:span><text:span text:style-name="T2">目</text:span><text:span text:style-name="T2">前</text:span><text:span text:style-name="T2">演</text:span><text:span text:style-name="T2">示</text:span><text:span text:style-name="T2">的</text:span><text:span text:style-name="T2">效</text:span><text:span text:style-name="T2">果</text:span><text:span text:style-name="T2">展</text:span><text:span text:style-name="T2">示</text:span><text:span text:style-name="T2">；</text:span></text:p>
            <text:p text:style-name="P3"><text:span text:style-name="T2">2</text:span><text:span text:style-name="T2"> </text:span><text:span text:style-name="T2">理</text:span><text:span text:style-name="T2">論</text:span><text:span text:style-name="T2">成</text:span><text:span text:style-name="T2">果</text:span><text:span text:style-name="T2">；</text:span></text:p>
            <text:p text:style-name="P3"><text:span text:style-name="T2">3</text:span><text:span text:style-name="T2"> </text:span><text:span text:style-name="T2">接</text:span><text:span text:style-name="T2">下</text:span><text:span text:style-name="T2">來</text:span><text:span text:style-name="T2">的</text:span><text:span text:style-name="T2">工</text:span><text:span text:style-name="T2">作</text:span><text:span text:style-name="T2">；</text:span></text:p>
            <text:p text:style-name="P3"><text:span text:style-name="T2">4</text:span><text:span text:style-name="T2"> </text:span><text:span text:style-name="T2">需</text:span><text:span text:style-name="T2">要</text:span><text:span text:style-name="T2">的</text:span><text:span text:style-name="T2">協</text:span><text:span text:style-name="T2">助</text:span><text:span text:style-name="T2">；</text:span></text:p>
          </draw:text-box>
        </draw:frame>
      </draw:page>
      <draw:page draw:name="page2" draw:style-name="dp1" draw:master-page-name="Default">
        <draw:frame draw:style-name="gr3" draw:text-style-name="P6" draw:layer="layout" svg:width="15.113cm" svg:height="4.191cm" svg:x="2.524cm" svg:y="2.524cm">
          <draw:text-box>
            <text:p text:style-name="P5"><text:span text:style-name="T3">理論成果</text:span></text:p>
          </draw:text-box>
        </draw:frame>
        <draw:frame draw:style-name="gr4" draw:text-style-name="P4" draw:layer="layout" svg:width="16.891cm" svg:height="21.209cm" svg:x="2.143cm" svg:y="6.715cm">
          <draw:text-box>
            <text:p text:style-name="P3"><text:span text:style-name="T2">1 3d Model</text:span><text:span text:style-name="T2">：</text:span></text:p>
            <text:p text:style-name="P3"><text:span text:style-name="T4">關鍵字：</text:span><text:span text:style-name="T2">模型（靜態和動態），彩現（ </text:span><text:span text:style-name="T2">Scene</text:span><text:span text:style-name="T2">，</text:span><text:span text:style-name="T2">Camera</text:span><text:span text:style-name="T2">，</text:span><text:span text:style-name="T2">Render</text:span><text:span text:style-name="T2">（</text:span><text:span text:style-name="T2">Viewe</text:span><text:span text:style-name="T2">r</text:span><text:span text:style-name="T2">），</text:span><text:span text:style-name="T2">Mesh</text:span><text:span text:style-name="T2">（</text:span><text:span text:style-name="T2">Entity</text:span><text:span text:style-name="T2">））；</text:span></text:p>
            <text:p text:style-name="P3"><text:span text:style-name="T2"/></text:p>
            <text:p text:style-name="P3"><text:span text:style-name="T2">2 Cesium</text:span><text:span text:style-name="T2">：</text:span></text:p>
            <text:p text:style-name="P3"><text:span text:style-name="T2">關鍵字：地球地圖</text:span><text:span text:style-name="T2">api</text:span><text:span text:style-name="T2">，</text:span><text:span text:style-name="T2">Tokens , </text:span><text:span text:style-name="T2">MyAssets,Entity , </text:span><text:span text:style-name="T2">SampledPositionProperty,</text:span></text:p>
            <text:p text:style-name="P3"><text:span text:style-name="T2">availability,trackedEntity;</text:span></text:p>
            <text:p text:style-name="P3"><text:span text:style-name="T2"/></text:p>
          </draw:text-box>
        </draw:frame>
        <draw:frame draw:style-name="gr5" draw:text-style-name="P7" draw:layer="layout" svg:width="18.999cm" svg:height="7.824cm" svg:x="1.001cm" svg:y="18.83cm">
          <draw:image xlink:href="Pictures/1000020100000B360000049E2578C4C134A382B5.png" xlink:type="simple" xlink:show="embed" xlink:actuate="onLoad" loext:mime-type="image/png">
            <text:p/>
          </draw:image>
        </draw:frame>
      </draw:page>
      <draw:page draw:name="page3" draw:style-name="dp1" draw:master-page-name="Default">
        <draw:frame draw:style-name="gr6" draw:text-style-name="P6" draw:layer="layout" svg:width="12.7cm" svg:height="4.445cm" svg:x="4.302cm" svg:y="2.524cm">
          <draw:text-box>
            <text:p text:style-name="P5"><text:span text:style-name="T3">接下來的工作</text:span></text:p>
          </draw:text-box>
        </draw:frame>
        <draw:frame draw:style-name="gr7" draw:text-style-name="P4" draw:layer="layout" svg:width="16.51cm" svg:height="17.399cm" svg:x="2.651cm" svg:y="7.35cm">
          <draw:text-box>
            <text:p text:style-name="P3"><text:span text:style-name="T5">貼地名：</text:span></text:p>
            <text:p text:style-name="P8"><text:span text:style-name="T6"><text:s/></text:span><text:span text:style-name="T5">加地名的方案：在地圖上面加</text:span><text:span text:style-name="T6">label</text:span><text:span text:style-name="T5">，比如根據</text:span><text:span text:style-name="T6">gps</text:span><text:span text:style-name="T5">數據的</text:span><text:span text:style-name="T6">lable</text:span><text:span text:style-name="T5">的</text:span><text:span text:style-name="T6">name</text:span><text:span text:style-name="T5">，貼入地圖；</text:span></text:p>
            <text:p><text:span text:style-name="T7">直接一次性全部貼上去，不就好了嗎？</text:span><text:span text:style-name="T7">（或者按照經緯度的區間來貼）；</text:span></text:p>
            <text:p><text:span text:style-name="T6">label</text:span><text:span text:style-name="T7">貼方法：</text:span></text:p>
            <text:p><text:span text:style-name="T7">方法</text:span><text:span text:style-name="T6">1</text:span><text:span text:style-name="T7">：把中國的所有的標籤都貼上，</text:span><text:span text:style-name="T6">or </text:span><text:span text:style-name="T7">根據每次比賽跑過的城市，進行貼</text:span><text:span text:style-name="T7">標籤；</text:span></text:p>
            <text:p><text:span text:style-name="T7">方法</text:span><text:span text:style-name="T6">2</text:span><text:span text:style-name="T7">：把標籤貼在 </text:span><text:span text:style-name="T6">point</text:span><text:span text:style-name="T7">的下面；</text:span></text:p>
          </draw:text-box>
        </draw:frame>
      </draw:page>
      <draw:page draw:name="page4" draw:style-name="dp1" draw:master-page-name="Default">
        <draw:frame draw:style-name="gr8" draw:text-style-name="P6" draw:layer="layout" svg:width="11.557cm" svg:height="3.429cm" svg:x="4.81cm" svg:y="3.413cm">
          <draw:text-box>
            <text:p text:style-name="P5"><text:span text:style-name="T3">需要的協助</text:span></text:p>
          </draw:text-box>
        </draw:frame>
        <draw:frame draw:style-name="gr9" draw:text-style-name="P11" draw:layer="layout" svg:width="15.113cm" svg:height="19.177cm" svg:x="2.905cm" svg:y="7.985cm">
          <draw:text-box>
            <text:p text:style-name="P9"><text:span text:style-name="T2">1</text:span><text:span text:style-name="T2">大陸</text:span><text:span text:style-name="T5">ip</text:span><text:span text:style-name="T5">；</text:span></text:p>
            <text:p text:style-name="P9"><text:span text:style-name="T5">2</text:span><text:span text:style-name="T2">購買商用版；</text:span></text:p>
            <text:p text:style-name="P10"><text:span text:style-name="T5">（卡的情況：商用版可能能解決；）</text:span></text:p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9"><text:span text:style-name="T2"/></text:p>
            <text:p text:style-name="P9"><text:span text:style-name="T2"/></text:p>
            <text:p text:style-name="P9"><text:span text:style-name="T2">3</text:span><text:span text:style-name="T2">購買鴿子的</text:span><text:span text:style-name="T5">3d</text:span><text:span text:style-name="T2">模型</text:span><text:span text:style-name="T5">(</text:span><text:span text:style-name="T2">可以買多</text:span><text:span text:style-name="T2">個</text:span><text:span text:style-name="T5">)</text:span><text:span text:style-name="T2">；</text:span></text:p>
            <text:p text:style-name="P3"><text:span text:style-name="T2"/></text:p>
          </draw:text-box>
        </draw:frame>
        <draw:frame draw:style-name="gr5" draw:text-style-name="P7" draw:layer="layout" svg:width="18.999cm" svg:height="10.709cm" svg:x="1.001cm" svg:y="12.176cm">
          <draw:image xlink:href="Pictures/1000020100000C720000070432CA84D7937CC0D1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, 'Arial Unicode MS'" style:font-charset="x-symbol"/>
    <style:font-face style:name="Lohit Devanagari" svg:font-family="'Lohit Devanagari'"/>
    <style:font-face style:name="Sarabun" svg:font-family="Sarabun, 'Avenir Book'"/>
    <style:font-face style:name="Liberation Mono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Lohit Devanagari1" svg:font-family="'Lohit Devanagari'" style:font-pitch="variable"/>
    <style:font-face style:name="Noto Sans CJK SC1" svg:font-family="'Noto Sans CJK SC'" style:font-pitch="variable"/>
    <style:font-face style:name="Noto Serif CJK SC" svg:font-family="'Noto Serif CJK SC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Lohit Devanagari1" style:font-family-asian="'Lohit Devanagari'" style:font-pitch-asian="variable" style:font-size-asian="24pt" style:font-weight-asian="bold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1" fo:font-family="'Liberation Serif', 'Times New Roman'" style:font-family-generic="roman" style:font-pitch="variable" fo:font-size="18pt" fo:font-weight="bold" style:font-name-asian="Lohit Devanagari1" style:font-family-asian="'Lohit Devanagari'" style:font-pitch-asian="variable" style:font-size-asian="18pt" style:font-weight-asian="bold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erif1" fo:font-family="'Liberation Serif', 'Times New Roman'" style:font-family-generic="roman" style:font-pitch="variable" fo:font-size="12pt" fo:font-weight="bold" style:font-name-asian="Lohit Devanagari1" style:font-family-asian="'Lohit Devanagari'" style:font-pitch-asian="variable" style:font-size-asian="12pt" style:font-weight-asian="bold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Head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Header_20_and_20_Footer" style:display-name="Header and 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Lohit Devanagari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6T14:49:40.116079998</meta:creation-date>
    <dc:date>2022-02-16T15:09:09.897518437</dc:date>
    <meta:editing-duration>PT9M18S</meta:editing-duration>
    <meta:editing-cycles>1</meta:editing-cycles>
    <meta:generator>LibreOffice/6.4.7.2$Linux_X86_64 LibreOffice_project/40$Build-2</meta:generator>
    <meta:document-statistic meta:object-count="10"/>
  </office:meta>
</office:document-meta>
</file>